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6.913cm" fo:min-width="15.949cm" loext:decorative="false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973cm" fo:min-width="2.198cm" loext:decorative="false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973cm" fo:min-width="2.198cm" loext:decorative="false"/>
      <style:paragraph-properties style:writing-mode="lr-tb"/>
    </style:style>
    <style:style style:name="gr4" style:family="graphic" style:parent-style-name="standard">
      <style:graphic-properties svg:stroke-width="0.159cm" draw:marker-start-width="0.438cm" draw:marker-end="Arrowheads_20_3" draw:marker-end-width="0.438cm" draw:textarea-horizontal-align="justify" draw:textarea-vertical-align="middle" draw:auto-grow-height="false" fo:min-height="0.069cm" fo:min-width="0.732cm" fo:padding-top="0.204cm" fo:padding-bottom="0.204cm" fo:padding-left="0.329cm" fo:padding-right="0.329cm" loext:decorative="false"/>
    </style:style>
    <style:style style:name="gr5" style:family="graphic" style:parent-style-name="standard">
      <style:graphic-properties draw:fill-color="#5983b0" draw:textarea-horizontal-align="justify" draw:textarea-vertical-align="middle" draw:auto-grow-height="false" fo:min-height="1.973cm" fo:min-width="2.357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4cm" fo:min-width="2.041cm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77bc65" draw:textarea-horizontal-align="justify" draw:textarea-vertical-align="middle" draw:auto-grow-height="false" fo:min-height="1.973cm" fo:min-width="2.198cm" loext:decorative="false"/>
      <style:paragraph-properties style:writing-mode="lr-tb"/>
    </style:style>
    <style:style style:name="gr8" style:family="graphic" style:parent-style-name="standard" style:list-style-name="L1">
      <style:graphic-properties draw:fill-color="#ffbf00" draw:textarea-horizontal-align="justify" draw:textarea-vertical-align="middle" draw:auto-grow-height="false" fo:min-height="1.973cm" fo:min-width="2.198cm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77bc65" draw:textarea-horizontal-align="justify" draw:textarea-vertical-align="middle" draw:auto-grow-height="false" fo:min-height="1.973cm" fo:min-width="2.198cm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bf00" draw:textarea-horizontal-align="justify" draw:textarea-vertical-align="middle" draw:auto-grow-height="false" fo:min-height="1.973cm" fo:min-width="2.198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ffbf00"/>
      <style:paragraph-properties fo:text-align="center"/>
      <style:text-properties fo:font-size="12pt"/>
    </style:style>
    <style:style style:name="P5" style:family="paragraph">
      <loext:graphic-properties draw:fill-color="#77bc65"/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-color="#5983b0"/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0" style:family="paragraph">
      <loext:graphic-properties draw:fill-color="#77bc65"/>
      <style:paragraph-properties fo:text-align="center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1" style:family="paragraph">
      <loext:graphic-properties draw:fill-color="#ffbf00"/>
      <style:paragraph-properties fo:text-align="center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223cm" svg:height="7.937cm" svg:x="9.877cm" svg:y="1cm">
          <text:p text:style-name="P1">Server 1</text:p>
          <text:p text:style-name="P1">Le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698cm" svg:height="2.223cm" svg:x="1cm" svg:y="1.317cm">
          <text:p text:style-name="P3">Clien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98cm" svg:height="2.223cm" svg:x="3.54cm" svg:y="1.317cm">
          <text:p text:style-name="P3">Proxy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98cm" svg:height="2.223cm" svg:x="6.08cm" svg:y="1.317cm">
          <text:p text:style-name="P3">RPC</text:p>
          <text:p text:style-name="P3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698cm" svg:height="2.223cm" svg:x="10.525cm" svg:y="1.317cm">
          <text:p text:style-name="P3">RPC</text:p>
          <text:p text:style-name="P3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698cm" svg:height="2.223cm" svg:x="13.225cm" svg:y="1.317cm">
          <text:p text:style-name="P3">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588cm" svg:height="0.953cm" svg:x="8.937cm" svg:y="1.3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2.698cm" svg:height="2.223cm" svg:x="10.526cm" svg:y="1.318cm">
          <text:p text:style-name="P3">RPC</text:p>
          <text:p text:style-name="P3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698cm" svg:height="2.223cm" svg:x="13.226cm" svg:y="1.318cm">
          <text:p text:style-name="P3">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698cm" svg:height="2.223cm" svg:x="13.183cm" svg:y="3.857cm">
          <text:p text:style-name="P3">Dispatch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98cm" svg:height="2.223cm" svg:x="10.525cm" svg:y="3.857cm">
          <text:p text:style-name="P3">Operation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857cm" svg:height="2.223cm" svg:x="16.557cm" svg:y="1.317cm">
          <text:p text:style-name="P3"><text:s/>D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857cm" svg:height="2.223cm" svg:x="19.415cm" svg:y="1.317cm">
          <text:p text:style-name="P3">Leader</text:p>
          <text:p text:style-name="P3">Rol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223cm" svg:x="22.59cm" svg:y="1.952cm">
          <text:p text:style-name="P6"><text:span text:style-name="T1">Raft</text:span></text:p>
          <text:p text:style-name="P6"><text:span text:style-name="T1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0" draw:layer="layout" svg:width="2.698cm" svg:height="2.223cm" svg:x="13.242cm" svg:y="6.397cm">
          <text:p text:style-name="P9"><text:s/>Pilot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698cm" svg:height="2.223cm" svg:x="10.525cm" svg:y="6.397cm">
          <text:p text:style-name="P9">RPC</text:p>
          <text:p text:style-name="P9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7.223cm" svg:height="7.937cm" svg:x="9.972cm" svg:y="9.89cm">
          <text:p text:style-name="P1">Server 2</text:p>
          <text:p text:style-name="P1">Follo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698cm" svg:height="2.223cm" svg:x="10.62cm" svg:y="10.207cm">
          <text:p text:style-name="P3">RPC</text:p>
          <text:p text:style-name="P3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698cm" svg:height="2.223cm" svg:x="13.32cm" svg:y="10.207cm">
          <text:p text:style-name="P3">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698cm" svg:height="2.223cm" svg:x="10.621cm" svg:y="10.208cm">
          <text:p text:style-name="P3">RPC</text:p>
          <text:p text:style-name="P3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698cm" svg:height="2.223cm" svg:x="13.321cm" svg:y="10.208cm">
          <text:p text:style-name="P3">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698cm" svg:height="2.223cm" svg:x="13.278cm" svg:y="12.747cm">
          <text:p text:style-name="P3">Dispatch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698cm" svg:height="2.223cm" svg:x="10.62cm" svg:y="12.747cm">
          <text:p text:style-name="P3">Operation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857cm" svg:height="2.223cm" svg:x="16.652cm" svg:y="10.207cm">
          <text:p text:style-name="P3"><text:s/>D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857cm" svg:height="2.223cm" svg:x="19.51cm" svg:y="10.207cm">
          <text:p text:style-name="P3">Follower</text:p>
          <text:p text:style-name="P3">Rol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223cm" svg:x="22.685cm" svg:y="10.842cm">
          <text:p text:style-name="P6"><text:span text:style-name="T1">Raft</text:span></text:p>
          <text:p text:style-name="P6"><text:span text:style-name="T1">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2.698cm" svg:height="2.223cm" svg:x="13.337cm" svg:y="15.287cm">
          <text:p text:style-name="P9"><text:s/>Pilot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698cm" svg:height="2.223cm" svg:x="10.62cm" svg:y="15.287cm">
          <text:p text:style-name="P9">RPC</text:p>
          <text:p text:style-name="P9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588cm" svg:height="0.953cm" draw:transform="rotate (-1.5707963267949) translate (12.43cm 8.6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3:44:09.582696894</meta:creation-date>
    <dc:date>2025-07-11T14:25:47.277615160</dc:date>
    <meta:editing-duration>PT8M44S</meta:editing-duration>
    <meta:editing-cycles>1</meta:editing-cycles>
    <meta:document-statistic meta:object-count="29"/>
    <meta:generator>LibreOffice/24.2.7.2$Linux_X86_64 LibreOffice_project/420$Build-2</meta:generator>
  </office:meta>
</office:document-meta>
</file>